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Toda la información ha sido registrada y organizada. A partir de ahora queda referenciada bajo el siguiente punto:</text:p>
      <text:p text:style-name="Horizontal_20_Line"/>
      <text:h text:style-name="Heading_20_3" text:outline-level="3">✍️ <text:span text:style-name="Strong_20_Emphasis">Índice de referencia: </text:span><text:span text:style-name="Strong_20_Emphasis"><text:span text:style-name="Source_20_Text">NOTAS DE DESARROLLO PARA UN CAPITULO</text:span></text:span></text:h>
      <text:p text:style-name="Quotations"><text:span text:style-name="Strong_20_Emphasis">Descripción:</text:span> Guía estructural para el diseño de cada capítulo. Define la arquitectura narrativa, el contenido filosófico y científico, la interacción con personajes, el desarrollo temático y los elementos de continuidad.</text:p>
      <text:p text:style-name="Horizontal_20_Line"/>
      <text:h text:style-name="Heading_20_3" text:outline-level="3">🔹 Estructura y convenciones registradas:</text:h>
      <text:h text:style-name="Heading_20_4" text:outline-level="4"><text:span text:style-name="Strong_20_Emphasis">Inicio del capítulo</text:span></text:h>
      <text:list xml:id="list3442305463" text:style-name="L1">
        <text:list-item>
          <text:p text:style-name="P1">Comienza con una <text:span text:style-name="Strong_20_Emphasis">sección </text:span><text:span text:style-name="Strong_20_Emphasis"><text:span text:style-name="Emphasis">hook</text:span></text:span>:</text:p>
          <text:list>
            <text:list-item>
              <text:p text:style-name="P1">Resuelve el <text:span text:style-name="Emphasis">cliffhanger</text:span> anterior.</text:p>
            </text:list-item>
            <text:list-item>
              <text:p text:style-name="P1">Culmina en una escena intrigante que atrapa al lector.</text:p>
            </text:list-item>
          </text:list>
        </text:list-item>
      </text:list>
      <text:h text:style-name="Heading_20_4" text:outline-level="4"><text:span text:style-name="Strong_20_Emphasis">Cierre del capítulo</text:span></text:h>
      <text:list xml:id="list441129125" text:style-name="L2">
        <text:list-item>
          <text:p text:style-name="P2">Termina con un <text:span text:style-name="Strong_20_Emphasis">cliffhanger</text:span>:</text:p>
          <text:list>
            <text:list-item>
              <text:p text:style-name="P2">Elara queda al borde de la muerte o en un peligro extremo.</text:p>
            </text:list-item>
            <text:list-item>
              <text:p text:style-name="P2">Crea tensión para motivar la lectura del siguiente capítulo.</text:p>
            </text:list-item>
          </text:list>
        </text:list-item>
      </text:list>
      <text:h text:style-name="Heading_20_4" text:outline-level="4"><text:span text:style-name="Strong_20_Emphasis">Sección de laboratorio (independiente)</text:span></text:h>
      <text:list xml:id="list3926044374" text:style-name="L3">
        <text:list-item>
          <text:p text:style-name="P3">Incluye discusión de <text:span text:style-name="Strong_20_Emphasis">ideas científicas</text:span> sobre la vida.</text:p>
        </text:list-item>
        <text:list-item>
          <text:p text:style-name="P3">Persigue <text:span text:style-name="Strong_20_Emphasis">responder preguntas existenciales</text:span> desde un punto de vista objetivo.</text:p>
        </text:list-item>
        <text:list-item>
          <text:p text:style-name="P3">Contrasta con las <text:span text:style-name="Strong_20_Emphasis">respuestas subjetivas</text:span> ofrecidas en la historia de aventuras.</text:p>
        </text:list-item>
      </text:list>
      <text:h text:style-name="Heading_20_4" text:outline-level="4"><text:span text:style-name="Strong_20_Emphasis">Narrativa del capítulo</text:span></text:h>
      <text:list xml:id="list3344416210" text:style-name="L4">
        <text:list-item>
          <text:p text:style-name="P4">Cada capítulo contiene:</text:p>
          <text:list>
            <text:list-item>
              <text:p text:style-name="P4">Una <text:span text:style-name="Strong_20_Emphasis">historia completa e independiente</text:span> con inicio, desarrollo y cierre (puede leerse de forma aislada).</text:p>
            </text:list-item>
            <text:list-item>
              <text:p text:style-name="P4">Al mismo tiempo, se integra en la <text:span text:style-name="Strong_20_Emphasis">trama mayor</text:span> del viaje de Elara.</text:p>
            </text:list-item>
          </text:list>
        </text:list-item>
      </text:list>
      <text:h text:style-name="Heading_20_4" text:outline-level="4"><text:span text:style-name="Strong_20_Emphasis">Encuentro con un anfitrión</text:span></text:h>
      <text:list xml:id="list1048175566" text:style-name="L5">
        <text:list-item>
          <text:p text:style-name="P5">En cada capítulo Elara conoce a un <text:span text:style-name="Strong_20_Emphasis">coprotagonista/anfitrión</text:span>.</text:p>
          <text:list>
            <text:list-item>
              <text:p text:style-name="P5">Este personaje la guía hacia ciertas respuestas basadas en <text:span text:style-name="Strong_20_Emphasis">fe, tradición o misticismo</text:span>.</text:p>
            </text:list-item>
            <text:list-item>
              <text:p text:style-name="P5">Representan el pensamiento subjetivo de la sociedad de Lluviara.</text:p>
            </text:list-item>
          </text:list>
        </text:list-item>
      </text:list>
      <text:h text:style-name="Heading_20_4" text:outline-level="4"><text:soft-page-break/><text:span text:style-name="Strong_20_Emphasis">Presencia del enemigo</text:span></text:h>
      <text:list xml:id="list647990640" text:style-name="L6">
        <text:list-item>
          <text:p text:style-name="P6">Siempre hay un <text:span text:style-name="Strong_20_Emphasis">enemigo puntual</text:span>, vinculado al conflicto mayor entre el bien y el mal.</text:p>
          <text:list>
            <text:list-item>
              <text:p text:style-name="P6">Normalmente magos, brujos, hechiceros.</text:p>
            </text:list-item>
            <text:list-item>
              <text:p text:style-name="P6">Buscan entorpecer a Elara, robarle información o impedir que obtenga recursos clave.</text:p>
            </text:list-item>
          </text:list>
        </text:list-item>
      </text:list>
      <text:h text:style-name="Heading_20_4" text:outline-level="4"><text:span text:style-name="Strong_20_Emphasis">Tema central</text:span></text:h>
      <text:list xml:id="list3730002874" text:style-name="L7">
        <text:list-item>
          <text:p text:style-name="P7">Cada capítulo explora un <text:span text:style-name="Strong_20_Emphasis">tema filosófico o existencial específico</text:span>:</text:p>
          <text:list>
            <text:list-item>
              <text:p text:style-name="P7">Ejemplos: <text:span text:style-name="Emphasis">el amor, la vida, la muerte, la memoria, el conocimiento, el alma...</text:span></text:p>
            </text:list-item>
          </text:list>
        </text:list-item>
      </text:list>
      <text:h text:style-name="Heading_20_4" text:outline-level="4"><text:span text:style-name="Strong_20_Emphasis">Objetivos de Elara</text:span></text:h>
      <text:list xml:id="list374012220" text:style-name="L8">
        <text:list-item>
          <text:p text:style-name="P8">Elara tiene <text:span text:style-name="Strong_20_Emphasis">objetivos concretos relacionados con el tema</text:span> del capítulo.</text:p>
          <text:list>
            <text:list-item>
              <text:p text:style-name="P8">Estos objetivos guían la narrativa y el arco de acción.</text:p>
            </text:list-item>
          </text:list>
        </text:list-item>
      </text:list>
      <text:p text:style-name="Horizontal_20_Line"/>
      <text:p text:style-name="Text_20_body">¿Querés que armemos una <text:a xlink:type="simple" xlink:href="https://chatgpt.com/c/f" text:style-name="Internet_20_link" text:visited-style-name="Visited_20_Internet_20_Link">plantilla base reutilizable para el desarrollo de capítulos</text:a>, o comenzamos a diseñar el esquema específico de un capítulo en particul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3T17:19:46.703000000</meta:creation-date>
    <dc:date>2025-07-03T17:20:32.614000000</dc:date>
    <meta:editing-duration>PT46S</meta:editing-duration>
    <meta:editing-cycles>1</meta:editing-cycles>
    <meta:document-statistic meta:table-count="0" meta:image-count="0" meta:object-count="0" meta:page-count="2" meta:paragraph-count="35" meta:word-count="341" meta:character-count="2144" meta:non-whitespace-character-count="1860"/>
    <meta:generator>LibreOffice/7.3.5.2$Windows_X86_64 LibreOffice_project/184fe81b8c8c30d8b5082578aee2fed2ea847c01</meta:generator>
  </office:meta>
</office:document-meta>
</file>